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Text_20_body" style:list-style-name="L1">
      <style:text-properties fo:font-style="normal" style:font-style-asian="normal" style:font-style-complex="normal"/>
    </style:style>
    <style:style style:name="P47" style:family="paragraph" style:parent-style-name="Text_20_body" style:list-style-name="L4"/>
    <style:style style:name="P48" style:family="paragraph" style:parent-style-name="Text_20_body" style:list-style-name="L7"/>
    <style:style style:name="P49" style:family="paragraph" style:parent-style-name="Text_20_body" style:list-style-name="L14"/>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text-properties fo:font-style="italic" style:text-underline-style="none" fo:font-weight="bold" style:font-style-asian="italic" style:font-weight-asian="bold" style:font-style-complex="italic" style:font-weight-complex="bold"/>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none"/>
    </style:style>
    <style:style style:name="P60" style:family="paragraph" style:parent-style-name="First_20_line_20_indent" style:list-style-name="L2"/>
    <style:style style:name="P61" style:family="paragraph" style:parent-style-name="First_20_line_20_indent" style:list-style-name="L3"/>
    <style:style style:name="P62" style:family="paragraph" style:parent-style-name="First_20_line_20_indent" style:list-style-name="L5"/>
    <style:style style:name="P63"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7"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First_20_line_20_indent" style:list-style-name="L10"/>
    <style:style style:name="P69" style:family="paragraph" style:parent-style-name="First_20_line_20_indent" style:list-style-name="L12"/>
    <style:style style:name="P70" style:family="paragraph" style:parent-style-name="First_20_line_20_indent" style:list-style-name="L13">
      <style:paragraph-properties>
        <style:tab-stops>
          <style:tab-stop style:position="2.2083in"/>
        </style:tab-stops>
      </style:paragraph-properties>
    </style:style>
    <style:style style:name="P71"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72"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73" style:family="paragraph" style:parent-style-name="First_20_line_20_indent" style:list-style-name="L15"/>
    <style:style style:name="P74" style:family="paragraph" style:parent-style-name="First_20_line_20_indent" style:list-style-name="L16"/>
    <style:style style:name="P75" style:family="paragraph" style:parent-style-name="First_20_line_20_indent" style:list-style-name="L17"/>
    <style:style style:name="P76" style:family="paragraph" style:parent-style-name="First_20_line_20_indent" style:list-style-name="L18"/>
    <style:style style:name="P77" style:family="paragraph" style:parent-style-name="First_20_line_20_indent" style:list-style-name="L22"/>
    <style:style style:name="P78" style:family="paragraph" style:parent-style-name="First_20_line_20_indent" style:list-style-name="L23"/>
    <style:style style:name="P79" style:family="paragraph" style:parent-style-name="First_20_line_20_indent" style:list-style-name="L24"/>
    <style:style style:name="P80" style:family="paragraph" style:parent-style-name="First_20_line_20_indent" style:list-style-name="L25"/>
    <style:style style:name="P81" style:family="paragraph" style:parent-style-name="First_20_line_20_indent" style:list-style-name="L26"/>
    <style:style style:name="P82" style:family="paragraph" style:parent-style-name="First_20_line_20_indent" style:list-style-name="L27"/>
    <style:style style:name="P83" style:family="paragraph" style:parent-style-name="First_20_line_20_indent" style:list-style-name="L28"/>
    <style:style style:name="P84" style:family="paragraph" style:parent-style-name="Quotations" style:list-style-name="L2"/>
    <style:style style:name="P85" style:family="paragraph" style:parent-style-name="Heading_20_3">
      <style:text-properties fo:font-size="13pt" fo:font-style="italic" style:font-size-asian="13pt" style:font-style-asian="italic" style:font-size-complex="13pt" style:font-style-complex="italic"/>
    </style:style>
    <style:style style:name="P86" style:family="paragraph" style:parent-style-name="Heading_20_3">
      <style:text-properties fo:font-style="italic" fo:font-weight="bold" style:font-style-asian="italic" style:font-weight-asian="bold" style:font-style-complex="italic" style:font-weight-complex="bold"/>
    </style:style>
    <style:style style:name="P87" style:family="paragraph" style:parent-style-name="Heading_20_3">
      <style:text-properties fo:font-style="italic" style:font-style-asian="italic" style:font-style-complex="italic"/>
    </style:style>
    <style:style style:name="P88" style:family="paragraph" style:parent-style-name="Heading_20_3">
      <style:text-properties fo:font-style="italic" style:text-underline-style="none" fo:font-weight="bold" style:font-style-asian="italic" style:font-weight-asian="bold" style:font-style-complex="italic" style:font-weight-complex="bold"/>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style:text-underline-style="none"/>
    </style:style>
    <style:style style:name="P91" style:family="paragraph" style:parent-style-name="Heading_20_3">
      <style:text-properties style:text-underline-style="none" fo:font-weight="bold" style:font-weight-asian="bold" style:font-weight-complex="bold"/>
    </style:style>
    <style:style style:name="P92" style:family="paragraph" style:parent-style-name="Heading_20_4">
      <style:text-properties fo:font-style="italic" style:font-style-asian="italic" style:font-style-complex="itali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47in" fo:text-indent="-0.25in" fo:margin-left="2.90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47in" fo:text-indent="-0.25in" fo:margin-left="3.154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3"><text:s/>1 Introduction<text:tab/>4</text:p>
          <text:p text:style-name="P42"><text:s/>1.1 Overview of Sagittarius<text:tab/>4</text:p>
          <text:p text:style-name="P42"><text:s/>1.2 Notations<text:tab/>4</text:p>
          <text:p text:style-name="P43"><text:s/>2 Programming in Sagittarius<text:tab/>6</text:p>
          <text:p text:style-name="P42"><text:s/>2.1 Invoking sash<text:tab/>6</text:p>
          <text:p text:style-name="P42"><text:s/>2.2 Writing Scheme scripts<text:tab/>6</text:p>
          <text:p text:style-name="P43"><text:s/>3 R6RS Libraries<text:tab/>7</text:p>
          <text:p text:style-name="P42"><text:s/>3.1 (rnrs (6))<text:tab/>7</text:p>
          <text:p text:style-name="P42"><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3.2.27 Macro transformers<text:tab/>25</text:p>
          <text:p text:style-name="P42"><text:s/>3.3 (rnrs unicode (6))<text:tab/>26</text:p>
          <text:p text:style-name="P44"><text:s/>3.3.1 Characters<text:tab/>27</text:p>
          <text:p text:style-name="P44"><text:s/>3.3.2 Strings<text:tab/>27</text:p>
          <text:p text:style-name="P42"><text:s/>3.4 (rnrs bytevectors (6)<text:tab/>28</text:p>
          <text:p text:style-name="P44"><text:s/>3.4.1 General operations<text:tab/>29</text:p>
          <text:p text:style-name="P44"><text:s/>3.4.2 Operation on bytes and octets<text:tab/>30</text:p>
          <text:p text:style-name="P44"><text:soft-page-break/><text:s/>3.4.3 Operations on integers of arbitary size<text:tab/>31</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44"><text:s/>3.12.1 Standard condition types<text:tab/>48</text:p>
          <text:p text:style-name="P42"><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42"><text:s/>3.14 (rnrs files (6))<text:tab/>62</text:p>
          <text:p text:style-name="P42"><text:s/>3.15 (rnrs programs (6))<text:tab/>62</text:p>
          <text:p text:style-name="P42"><text:s/>3.16 Arithmetic libraries<text:tab/>62</text:p>
          <text:p text:style-name="P44"><text:s/>3.16.1 Fixnum<text:tab/>63</text:p>
          <text:p text:style-name="P44"><text:s/>3.16.2 Flonums<text:tab/>67</text:p>
          <text:p text:style-name="P44"><text:s/>3.16.3 Exact bitwise arithmetic<text:tab/>69</text:p>
          <text:p text:style-name="P42"><text:s/>3.17 (rnrs syntax-case (6))<text:tab/>73</text:p>
          <text:p text:style-name="P42"><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43"><text:s/>4 Extra Libraries<text:tab/>80</text:p>
          <text:p text:style-name="P42"><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p text:style-name="P44"><text:s/>4.1.7 List operations<text:tab/>84</text:p>
          <text:p text:style-name="P44"><text:soft-page-break/><text:s/>4.1.8 Vector operations<text:tab/>84</text:p>
          <text:p text:style-name="P42"><text:s/>4.2 (sagittarius regex)<text:tab/>84</text:p>
          <text:p text:style-name="P44"><text:s/>4.2.1 Low level API for regular expression<text:tab/>86</text:p>
          <text:p text:style-name="P44"><text:s/>4.2.2 Regular expression flags<text:tab/>87</text:p>
          <text:p text:style-name="P42"><text:s/>4.3 (sagittarius socket)<text:tab/>87</text:p>
          <text:p text:style-name="P44"><text:s/>4.3.1 Platform dependent values<text:tab/>90</text:p>
          <text:p text:style-name="P42"><text:s/>4.4 (sagittarius control)<text:tab/>91</text:p>
          <text:p text:style-name="P42"><text:s/>4.5 (text parse)<text:tab/>93</text:p>
          <text:p text:style-name="P42"><text:s/>4.6 (text sxml ssax)<text:tab/>94</text:p>
          <text:p text:style-name="P44"><text:s/>4.6.1 Data types<text:tab/>96</text:p>
          <text:p text:style-name="P44"><text:s/>4.6.2 Lower-level parsers and scanners<text:tab/>99</text:p>
          <text:p text:style-name="P45"><text:s/>4.6.2.1 Low-level parsing code<text:tab/>99</text:p>
          <text:p text:style-name="P44"><text:s/>4.6.3 Higher-level parsers and scanners<text:tab/>104</text:p>
          <text:p text:style-name="P44"><text:s/>4.6.4 Highest-level parsers: XML to SXML<text:tab/>105</text:p>
          <text:p text:style-name="P44"><text:s/>4.6.5 Highest-level parsers: XML to SXML<text:tab/>107</text:p>
          <text:p text:style-name="P43"><text:s/>5 Supporting SRFIs<text:tab/>109</text:p>
        </text:index-body>
      </text:table-of-content>
      <text:p text:style-name="Text_20_body"/>
      <text:h text:style-name="P5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54" text:outline-level="1">Programming in Sagittarius</text:h>
      <text:h text:style-name="P56" text:outline-level="2">Invoking sash</text:h>
      <text:p text:style-name="P5"><text:span text:style-name="T13">Sagittarius can be used either as an independent Schame interpreter or an embedded Scheme library.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5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5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29470317" text:style-name="L1">
        <text:list-item>
          <text:p text:style-name="P46">(rnrs base (6))</text:p>
        </text:list-item>
        <text:list-item>
          <text:p text:style-name="P46">(rnrs unicode (6)</text:p>
        </text:list-item>
        <text:list-item>
          <text:p text:style-name="P46">(rnrs bytevector (6))</text:p>
        </text:list-item>
        <text:list-item>
          <text:p text:style-name="P46">(rnrs lists (6))</text:p>
        </text:list-item>
        <text:list-item>
          <text:p text:style-name="P46">(rnrs sorting (6))</text:p>
        </text:list-item>
        <text:list-item>
          <text:p text:style-name="P46">(rnrs control (6))</text:p>
        </text:list-item>
        <text:list-item>
          <text:p text:style-name="P46">(rnrs records syntactic (6))</text:p>
        </text:list-item>
        <text:list-item>
          <text:p text:style-name="P46">(rnrs records procedural (6))</text:p>
        </text:list-item>
        <text:list-item>
          <text:p text:style-name="P46">(rnrs records inspection (6))</text:p>
        </text:list-item>
        <text:list-item>
          <text:p text:style-name="P46">(rnrs exceptions (6))</text:p>
        </text:list-item>
        <text:list-item>
          <text:p text:style-name="P46">(rnrs conditions (6))</text:p>
        </text:list-item>
        <text:list-item>
          <text:p text:style-name="P46">(rnrs io ports (6))</text:p>
        </text:list-item>
        <text:list-item>
          <text:p text:style-name="P46">(rnrs io simple (6))</text:p>
        </text:list-item>
        <text:list-item>
          <text:p text:style-name="P46">(rnrs files (6))</text:p>
        </text:list-item>
        <text:list-item>
          <text:p text:style-name="P46">(rnrs programs (6))</text:p>
        </text:list-item>
        <text:list-item>
          <text:p text:style-name="P46">(rnrs arithmetic fixnums (6))</text:p>
        </text:list-item>
        <text:list-item>
          <text:p text:style-name="P46">(rnrs arithmetic flonums (6))</text:p>
        </text:list-item>
        <text:list-item>
          <text:p text:style-name="P46">(rnrs arithmetic bitwise (6))</text:p>
        </text:list-item>
        <text:list-item>
          <text:p text:style-name="P46">(rnrs syntax-case (6))</text:p>
        </text:list-item>
        <text:list-item>
          <text:p text:style-name="P46">(rnrs hashtables (6))</text:p>
        </text:list-item>
        <text:list-item>
          <text:p text:style-name="P4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85"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85"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86"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29481478" text:style-name="L2">
        <text:list-item>
          <text:p text:style-name="P60">(&lt;<text:span text:style-name="T16">variable1</text:span>&gt; ...): The procedure takes a fixed number of arguments; when the procedure is called, the arguments are stored in the bindings of the corresponding variables.</text:p>
        </text:list-item>
        <text:list-item>
          <text:p text:style-name="P6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6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84">((lambda x x) 3 4 5 6) <text:s text:c="17"/>⇒ <text:s/>(3 4 5 6)</text:p>
          <text:p text:style-name="P84">((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89"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 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s immutable binding. In Sagittarius, however, it won't throw any error.</text:span></text:p>
      <text:h text:style-name="P89"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89"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 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 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pan text:style-name="T9">bindings of the first </text:span><text:span text:style-name="T17">formals</text:span><text:span text:style-name="T9"> is visible and initialized, and so on.</text:span></text:p>
      <text:h text:style-name="P89" text:outline-level="3"><text:soft-page-break/>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29477165" text:style-name="L3">
        <text:list-item>
          <text:p text:style-name="P6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6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6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 text:c="6"/>(lambda (y) y)) <text:s text:c="11"/>⇒ #f</text:p>
      <text:p text:style-name="P31"><text:soft-page-break/>(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he <text:span text:style-name="T16">exact</text:span> procedure returns an exact representation of <text:span text:style-name="T16">z</text:span>. The value returned is the exact number object that is numerically closest to the argument; in most cases, the result of this procedure should <text:soft-page-break/>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returns NaN or infinite number when it is running with compatible mode. In R6RS mode it raises <text:span text:style-name="T16">&amp;assertion</text:span>.</text:p>
      <text:p text:style-name="P34"><text:soft-page-break/><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oft-page-break/><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098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87"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oft-page-break/><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87"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 or a pair whose cdr is a list. More precisely, the set of lists is defined as the smallest set <text:span text:style-name="T16">X</text:span> such that</text:p>
      <text:list xml:id="list29481133" text:style-name="L4">
        <text:list-item>
          <text:p text:style-name="P47">The empty list is in </text:p>
        </text:list-item>
        <text:list-item>
          <text:p text:style-name="P4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oft-page-break/><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 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 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 If <text:span text:style-name="T16">fallback</text:span> is given and <text:span text:style-name="T16">k</text:span> is out of range, it returns <text:span text:style-name="T16">fallback</text:span> otherwise throw <text:span text:style-name="T16">error. </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hese <text:span text:style-name="T16">map </text:span>and <text:span text:style-name="T16">for-each</text:span>'s behaviours are taken from Gauche.</text:p>
      <text:h text:style-name="Heading_20_3" text:outline-level="3"><text:soft-page-break/>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oft-page-break/><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text:soft-page-break/>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ext:soft-page-break/>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text:soft-page-break/>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86"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89"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ext:soft-page-break/>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88"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91"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90"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87"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oft-page-break/><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87"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text:soft-page-break/>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oft-page-break/><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text:soft-page-break/>[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ext:soft-page-break/>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oft-page-break/><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text:soft-page-break/>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text:soft-page-break/>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oft-page-break/><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29473665" text:style-name="L5">
        <text:list-item>
          <text:p text:style-name="P6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6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62">The constructor returned by the protocol procedure can accept an arbitrary number of arguments, and should call p once to construct a record object, and return that record object.</text:p>
          <text:p text:style-name="P62">For example, the following protocol expression for a record-type definition with three fields creates a constructor that accepts values for all fields, and initialized them in the reverse order of the arguments:</text:p>
          <text:p text:style-name="P62">(lambda (p)</text:p>
          <text:p text:style-name="P62"><text:s text:c="2"/>(lambda (v1 v2 v3)</text:p>
          <text:p text:style-name="P62"><text:s text:c="4"/>(p v3 v2 v1)))</text:p>
        </text:list-item>
        <text:list-item>
          <text:p text:style-name="P6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62">The constructor returned by the protocol procedure can accept an arbitrary number of arguments, and should call n once to construct the procedure p, and call p once to create the record object, and finally return that record object.</text:p>
          <text:p text:style-name="P62">For example, the following protocol expression assumes that the constructor of the parent type takes three arguments:</text:p>
          <text:p text:style-name="P62">(lambda (n)</text:p>
          <text:p text:style-name="P62"><text:soft-page-break/><text:s text:c="2"/>(lambda (v1 v2 v3 x1 x2 x3 x4)</text:p>
          <text:p text:style-name="P62"><text:s text:c="4"/>(let ((p (n v1 v2 v3)))</text:p>
          <text:p text:style-name="P62"><text:s text:c="6"/>(p x1 x2 x3 x4))))</text:p>
          <text:p text:style-name="P6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6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6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text:soft-page-break/>(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oft-page-break/><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oft-page-break/><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29468606" text:style-name="L6">
        <text:list-item>
          <text:p text:style-name="P63"><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63"><text:span text:style-name="T16">Predicate</text:span> is bound to a predicate that identifies conditions of type <text:span text:style-name="T16">condition-type</text:span> or any of its subtypes.</text:p>
        </text:list-item>
        <text:list-item>
          <text:p text:style-name="P63">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29461704" text:style-name="L7">
        <text:list-item>
          <text:p text:style-name="P48">&amp;condition</text:p>
          <text:list>
            <text:list-item>
              <text:p text:style-name="P48">&amp;warning</text:p>
            </text:list-item>
            <text:list-item>
              <text:p text:style-name="P48">&amp;serious</text:p>
              <text:list>
                <text:list-item>
                  <text:p text:style-name="P48">&amp;error</text:p>
                </text:list-item>
                <text:list-item>
                  <text:p text:style-name="P48">&amp;violation</text:p>
                  <text:list>
                    <text:list-item>
                      <text:p text:style-name="P48">&amp;assertion</text:p>
                    </text:list-item>
                    <text:list-item>
                      <text:p text:style-name="P48">&amp;non-continuable</text:p>
                    </text:list-item>
                    <text:list-item>
                      <text:p text:style-name="P48">&amp;implementation-restriction</text:p>
                    </text:list-item>
                    <text:list-item>
                      <text:p text:style-name="P48">&amp;lexical</text:p>
                    </text:list-item>
                    <text:list-item>
                      <text:p text:style-name="P48">&amp;syntax</text:p>
                    </text:list-item>
                    <text:list-item>
                      <text:p text:style-name="P48">&amp;undefined</text:p>
                    </text:list-item>
                  </text:list>
                </text:list-item>
              </text:list>
            </text:list-item>
            <text:list-item>
              <text:p text:style-name="P48">&amp;message</text:p>
            </text:list-item>
            <text:list-item>
              <text:p text:style-name="P4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oft-page-break/><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29452857" text:style-name="L8">
        <text:list-item>
          <text:p text:style-name="P64"><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64"><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64"><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29478711" text:style-name="L9">
        <text:list-item>
          <text:p text:style-name="P65">(<text:span text:style-name="T16">read! bytevector start count</text:span>)</text:p>
          <text:p text:style-name="P65"><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65"><text:s/>(<text:span text:style-name="T16">get-position</text:span>)</text:p>
          <text:p text:style-name="P65"><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65">(<text:span text:style-name="T16">set-position! pos</text:span>)</text:p>
          <text:p text:style-name="P65"><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65">(<text:span text:style-name="T16">close</text:span>)</text:p>
          <text:p text:style-name="P65">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29458319" text:style-name="L10">
        <text:list-item>
          <text:p text:style-name="P68">(<text:span text:style-name="T16">read! string start count</text:span>)</text:p>
          <text:p text:style-name="P68">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8">(<text:span text:style-name="T16">get-position</text:span>)</text:p>
          <text:p text:style-name="P68">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8">(<text:span text:style-name="T16">set-position! pos</text:span>)</text:p>
          <text:p text:style-name="P68">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8"><text:s/>(<text:span text:style-name="T16">close</text:span>)</text:p>
          <text:p text:style-name="P68">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87"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29461272" text:style-name="L11">
        <text:list-item>
          <text:p text:style-name="P66">(<text:span text:style-name="T16">write! bytevector start count</text:span>)</text:p>
          <text:p text:style-name="P66"><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29467533" text:style-name="L12">
        <text:list-item>
          <text:p text:style-name="P69">(<text:span text:style-name="T16">write! string start count</text:span>)</text:p>
          <text:p text:style-name="P69"><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87"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88"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87"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oft-page-break/><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53"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29472528" text:style-name="L13">
        <text:list-item>
          <text:p text:style-name="P70"><text:span text:style-name="Category"><text:span text:style-name="T25">~</text:span></text:span><text:span text:style-name="Category"><text:span text:style-name="T36">mincol,colinc,minpad,padchar,maxcol</text:span></text:span><text:span text:style-name="Category"><text:span text:style-name="T23">A</text:span></text:span></text:p>
          <text:p text:style-name="P7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7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71">If atmark-flag is given, the format result is right justified, i.e. padding is added to the left.</text:p>
          <text:p text:style-name="P7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72">(format #f "|~a|" "oops") <text:s text:c="26"/>→ “|oops|”</text:p>
          <text:p text:style-name="P72">(format #f "|~10a|" "oops") <text:s text:c="22"/>→ "|oops <text:s text:c="5"/>|"</text:p>
          <text:p text:style-name="P72">(format #f "|~10@a|" "oops") <text:s text:c="18"/>→ "| <text:s text:c="5"/>oops|"</text:p>
          <text:p text:style-name="P72">(format #f "|~10,,,'*@a|" "oops") <text:s text:c="12"/>→ <text:s/>"|******oops|"</text:p>
          <text:p text:style-name="P72">(format #f "|~,,,,10a|" '(abc def ghi jkl)) <text:s text:c="2"/>→ <text:s/>"|(abc def gh|"</text:p>
          <text:p text:style-name="P72">(format #f "|~,,,,10:a|" '(abc def ghi jkl)) <text:s/>→ <text:s/>"|(abc de ...|"</text:p>
        </text:list-item>
        <text:list-item>
          <text:p text:style-name="P72"><text:span text:style-name="Category"><text:span text:style-name="T29">~</text:span></text:span><text:span text:style-name="Category"><text:span text:style-name="T33">mincol,colinc,minpad,padchar,maxcol</text:span></text:span><text:span text:style-name="Category"><text:span text:style-name="T23">S</text:span></text:span></text:p>
          <text:p text:style-name="P72"><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72"><text:span text:style-name="Category"><text:span text:style-name="T33">(format #f "|~s|" "oops") <text:s text:c="14"/>⇒ "|\"oops\"|"</text:span></text:span></text:p>
          <text:p text:style-name="P72"><text:span text:style-name="Category"><text:span text:style-name="T33">(format #f "|~10s|" "oops") <text:s text:c="10"/>⇒ "|\"oops\" <text:s text:c="3"/>|"</text:span></text:span></text:p>
          <text:p text:style-name="P72"><text:span text:style-name="Category"><text:span text:style-name="T33">(format #f "|~10@s|" "oops") <text:s text:c="7"/>⇒ "| <text:s text:c="3"/>\"oops\"|"</text:span></text:span></text:p>
          <text:p text:style-name="P72"><text:span text:style-name="Category"><text:span text:style-name="T33">(format #f "|~10,,,'*@s|" "oops") <text:s/>⇒ "|****\"oops\"|"</text:span></text:span></text:p>
        </text:list-item>
        <text:list-item>
          <text:p text:style-name="P72"><text:span text:style-name="Category"><text:span text:style-name="T33">~mincol,padchar,commachar,interval</text:span></text:span><text:span text:style-name="Category"><text:span text:style-name="T23">D</text:span></text:span></text:p>
          <text:p text:style-name="P67">Decimal output. The argument is formatted as an decimal integer. If the argument is not an integer, all parameters are ignored and it is formatted by ~<text:span text:style-name="T10">A</text:span> directive.</text:p>
          <text:p text:style-name="P67">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72">(format #f "|~d|" 12345) <text:s text:c="8"/>⇒ "|12345|"</text:p>
          <text:p text:style-name="P72">(format #f "|~10d|" 12345) <text:s text:c="4"/>⇒ "| <text:s text:c="4"/>12345|"</text:p>
          <text:p text:style-name="P72">(format #f "|~10,'0d|" 12345) <text:s/>⇒ "|0000012345|"</text:p>
          <text:p text:style-name="P67">If atmark-flag is given, the sign ‘+’ is printed for the positive argument.</text:p>
          <text:p text:style-name="P67">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72">(format #f "|~:d|" 12345) <text:s text:c="16"/>⇒ "|12,345|"</text:p>
          <text:p text:style-name="P72">(format #f "|~,,'_,4:d|" -12345678) <text:s/>⇒ "|-1234_5678|"</text:p>
        </text:list-item>
        <text:list-item>
          <text:p text:style-name="P72"><text:span text:style-name="Category"><text:span text:style-name="T33">~mincol,padchar,commachar,interval</text:span></text:span><text:span text:style-name="Category"><text:span text:style-name="T23">B</text:span></text:span></text:p>
          <text:p text:style-name="P67">Binary output. The argument is formatted as a binary integer. The semantics of parameters and flags are the same as the ~<text:span text:style-name="T10">D</text:span> directive.</text:p>
        </text:list-item>
        <text:list-item>
          <text:p text:style-name="P72"><text:span text:style-name="Category"><text:span text:style-name="T33">~mincol,padchar,commachar,interval</text:span></text:span><text:span text:style-name="Category"><text:span text:style-name="T23">D</text:span></text:span></text:p>
          <text:p text:style-name="P67"><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72"><text:span text:style-name="Category"><text:span text:style-name="T33">~mincol,padchar,commachar,interval</text:span></text:span><text:span text:style-name="Category"><text:span text:style-name="T23">X</text:span></text:span></text:p>
          <text:p text:style-name="P72"><text:span text:style-name="Category"><text:span text:style-name="T33">~mincol,padchar,commachar,interval</text:span></text:span><text:span text:style-name="Category"><text:span text:style-name="T23">x</text:span></text:span></text:p>
          <text:p text:style-name="P67"><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72">(format #f "~8,'0x" 259847592) <text:s text:c="2"/>⇒ "0f7cf5a8"</text:p>
          <text:p text:style-name="P72">(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86"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29457535" text:style-name="L14">
        <text:list-item>
          <text:p text:style-name="P49"><text:span text:style-name="Category"><text:span text:style-name="T27">CASE-INSENSITIVE</text:span></text:span></text:p>
          <text:p text:style-name="P49"><text:span text:style-name="Category"><text:span text:style-name="T27">Enables case-insensitive matching.</text:span></text:span></text:p>
        </text:list-item>
        <text:list-item>
          <text:p text:style-name="P49"><text:span text:style-name="Category"><text:span text:style-name="T27">COMMENTS</text:span></text:span></text:p>
          <text:p text:style-name="P49"><text:span text:style-name="Category"><text:span text:style-name="T27">Permits whitespace and comments in pattern.</text:span></text:span></text:p>
        </text:list-item>
        <text:list-item>
          <text:p text:style-name="P49"><text:span text:style-name="Category"><text:span text:style-name="T27">MULTILINE</text:span></text:span></text:p>
          <text:p text:style-name="P49"><text:span text:style-name="Category"><text:span text:style-name="T27">Enables multiline mode.</text:span></text:span></text:p>
        </text:list-item>
        <text:list-item>
          <text:p text:style-name="P49"><text:span text:style-name="Category"><text:span text:style-name="T27">LITERAL</text:span></text:span></text:p>
          <text:p text:style-name="P49">Enables literal parsing of the pattern</text:p>
        </text:list-item>
        <text:list-item>
          <text:p text:style-name="P49"><text:span text:style-name="Category"><text:span text:style-name="T27">DOTAIL</text:span></text:span></text:p>
          <text:p text:style-name="P49"><text:span text:style-name="Category"><text:span text:style-name="T27">Enables dotall mode.</text:span></text:span></text:p>
        </text:list-item>
        <text:list-item>
          <text:p text:style-name="P49"><text:span text:style-name="Category"><text:span text:style-name="T27">UNICODE-CASE</text:span></text:span></text:p>
          <text:p text:style-name="P49"><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29469296" text:style-name="L15">
        <text:list-item>
          <text:p text:style-name="P73"><text:span text:style-name="Category"><text:span text:style-name="T27">AF_INET</text:span></text:span></text:p>
        </text:list-item>
        <text:list-item>
          <text:p text:style-name="P73"><text:span text:style-name="Category"><text:span text:style-name="T27">AF_INET6</text:span></text:span></text:p>
        </text:list-item>
        <text:list-item>
          <text:p text:style-name="P73"><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29453761" text:style-name="L16">
        <text:list-item>
          <text:p text:style-name="P74"><text:span text:style-name="Category"><text:span text:style-name="T27">SOCK_STREAM</text:span></text:span></text:p>
        </text:list-item>
        <text:list-item>
          <text:p text:style-name="P74"><text:span text:style-name="Category"><text:span text:style-name="T27">SOCK_DGRAM</text:span></text:span></text:p>
        </text:list-item>
        <text:list-item>
          <text:p text:style-name="P74"><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29467983" text:style-name="L17">
        <text:list-item>
          <text:p text:style-name="P75"><text:span text:style-name="Category"><text:span text:style-name="T27">AI_ADDRCONFIG</text:span></text:span></text:p>
        </text:list-item>
        <text:list-item>
          <text:p text:style-name="P75"><text:span text:style-name="Category"><text:span text:style-name="T27">AI_ALL</text:span></text:span></text:p>
        </text:list-item>
        <text:list-item>
          <text:p text:style-name="P75"><text:span text:style-name="Category"><text:span text:style-name="T27">AI_CANONNAME</text:span></text:span></text:p>
        </text:list-item>
        <text:list-item>
          <text:p text:style-name="P75"><text:span text:style-name="Category"><text:span text:style-name="T27">AI_NUMERICHOST</text:span></text:span></text:p>
        </text:list-item>
        <text:list-item>
          <text:p text:style-name="P75"><text:span text:style-name="Category"><text:span text:style-name="T27">AI_NUMERICSERV</text:span></text:span></text:p>
        </text:list-item>
        <text:list-item>
          <text:p text:style-name="P75"><text:span text:style-name="Category"><text:span text:style-name="T27">AI_PASSIVE</text:span></text:span></text:p>
        </text:list-item>
        <text:list-item>
          <text:p text:style-name="P75"><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29458261" text:style-name="L18">
        <text:list-item>
          <text:p text:style-name="P76"><text:span text:style-name="Category"><text:span text:style-name="T27">IPPROTO_TCP</text:span></text:span></text:p>
        </text:list-item>
        <text:list-item>
          <text:p text:style-name="P76"><text:span text:style-name="Category"><text:span text:style-name="T27">IPPROTO_UDP</text:span></text:span></text:p>
        </text:list-item>
        <text:list-item>
          <text:p text:style-name="P76"><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29466528" text:style-name="L19">
        <text:list-item>
          <text:p text:style-name="P50">AF_UNSPEC</text:p>
        </text:list-item>
        <text:list-item>
          <text:p text:style-name="P50">AF_INET</text:p>
        </text:list-item>
        <text:list-item>
          <text:p text:style-name="P50">AF_INET6</text:p>
        </text:list-item>
        <text:list-item>
          <text:p text:style-name="P50">SOCK_STREAM</text:p>
        </text:list-item>
        <text:list-item>
          <text:p text:style-name="P50">SOCK_DGRAM</text:p>
        </text:list-item>
        <text:list-item>
          <text:p text:style-name="P50">SOCK_RAW</text:p>
        </text:list-item>
        <text:list-item>
          <text:p text:style-name="P50">SOCK_RDM</text:p>
        </text:list-item>
        <text:list-item>
          <text:p text:style-name="P50">SOCK_SEQPACKET</text:p>
        </text:list-item>
        <text:list-item>
          <text:p text:style-name="P50">AI_PASSIVE</text:p>
        </text:list-item>
        <text:list-item>
          <text:p text:style-name="P50">AI_CANONNAME</text:p>
        </text:list-item>
        <text:list-item>
          <text:p text:style-name="P50">AI_NUMERICHOST</text:p>
        </text:list-item>
        <text:list-item>
          <text:p text:style-name="P50">AI_V4MAPPED</text:p>
        </text:list-item>
        <text:list-item>
          <text:p text:style-name="P50">AI_ALL</text:p>
        </text:list-item>
        <text:list-item>
          <text:p text:style-name="P50">AI_ADDRCONFIG</text:p>
        </text:list-item>
        <text:list-item>
          <text:p text:style-name="P50">SHUT_RD</text:p>
        </text:list-item>
        <text:list-item>
          <text:p text:style-name="P50">SHUT_WR</text:p>
        </text:list-item>
        <text:list-item>
          <text:p text:style-name="P50">SHUT_RDWR</text:p>
        </text:list-item>
        <text:list-item>
          <text:p text:style-name="P50">MSG_OOB</text:p>
        </text:list-item>
        <text:list-item>
          <text:p text:style-name="P50">MSG_PEEK</text:p>
        </text:list-item>
        <text:list-item>
          <text:p text:style-name="P50">MSG_DONTROUTE</text:p>
        </text:list-item>
        <text:list-item>
          <text:p text:style-name="P50"><text:soft-page-break/>MSG_CTRUNC</text:p>
        </text:list-item>
        <text:list-item>
          <text:p text:style-name="P50">MSG_PROBE</text:p>
        </text:list-item>
        <text:list-item>
          <text:p text:style-name="P50">MSG_TRUNC</text:p>
        </text:list-item>
        <text:list-item>
          <text:p text:style-name="P50">MSG_DONTWAIT</text:p>
        </text:list-item>
        <text:list-item>
          <text:p text:style-name="P50">MSG_EOR</text:p>
        </text:list-item>
        <text:list-item>
          <text:p text:style-name="P50">MSG_WAITALL</text:p>
        </text:list-item>
        <text:list-item>
          <text:p text:style-name="P50">MSG_FIN</text:p>
        </text:list-item>
        <text:list-item>
          <text:p text:style-name="P50">MSG_SYN</text:p>
        </text:list-item>
        <text:list-item>
          <text:p text:style-name="P50">MSG_CONFIRM</text:p>
        </text:list-item>
        <text:list-item>
          <text:p text:style-name="P50">MSG_RST</text:p>
        </text:list-item>
        <text:list-item>
          <text:p text:style-name="P50">MSG_ERRQUEUE</text:p>
        </text:list-item>
        <text:list-item>
          <text:p text:style-name="P50">MSG_NOSIGNAL</text:p>
        </text:list-item>
        <text:list-item>
          <text:p text:style-name="P50">MSG_MORE</text:p>
        </text:list-item>
        <text:list-item>
          <text:p text:style-name="P50">MSG_EOF</text:p>
        </text:list-item>
      </text:list>
      <text:h text:style-name="P5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pan text:style-name="Category"><text:span text:style-name="T24">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29483618" text:style-name="L20">
        <text:list-item>
          <text:p text:style-name="P51"><text:span text:style-name="Category"><text:span text:style-name="T27">A character set which defined in SRFI-14.</text:span></text:span></text:p>
        </text:list-item>
        <text:list-item>
          <text:p text:style-name="P51"><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text:span></text:span><text:soft-page-break/><text:span text:style-name="Category"><text:span text:style-name="T27">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written in a pure-functional subset of Scheme. Therefore, the event handlers are referentially transparent, which makes them easier for a programmer to write and to reason about. The more expressive, reliable and easier to use application interface for <text:soft-page-break/>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parser fdown fup fchar "&lt;elem attrs&gt; content &lt;/elem&gt;" seed</text:p>
      <text:p text:style-name="Text_20_body"><text:s/>= fup "&lt;elem attrs&gt;" seed</text:p>
      <text:p text:style-name="Text_20_body"><text:tab/>(parser fdown fup fchar "content" (fdown "&lt;elem attrs&gt;" seed))</text:p>
      <text:p text:style-name="Text_20_body"><text:soft-page-break/>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29483838" text:style-name="L21">
        <text:list-item>
          <text:p text:style-name="P52">TAG-KIND</text:p>
          <text:p text:style-name="P52">a symbol 'START, 'END, 'PI, 'DECL, 'COMMENT, 'CDSECT or 'ENTITY-REF that identifies a markup token</text:p>
        </text:list-item>
        <text:list-item>
          <text:p text:style-name="P52">UNRES-NAME</text:p>
          <text:p text:style-name="P52">a name (called GI in the XML Recommendation) as given in an xml document for a markup token: start-tag, PI target, attribute name. If a GI is an NCName, UNRES-NAME is this NCName converted into a Scheme symbol. If a GI is a QName, UNRES-NAME is a pair of symbols: (PREFIX . LOCALPART)</text:p>
        </text:list-item>
        <text:list-item>
          <text:p text:style-name="P52">RES-NAME</text:p>
          <text:p text:style-name="P52">An expanded name, a resolved version of an UNRES-NAME. For an element or an attribute name with a non-empty namespace URI, RES-NAME is a pair of symbols, (URI-SYMB . <text:soft-page-break/>LOCALPART). Otherwise, it's a single symbol.</text:p>
        </text:list-item>
        <text:list-item>
          <text:p text:style-name="P52">ELEM-CONTENT-MODEL</text:p>
          <text:p text:style-name="P52">A symbol:</text:p>
          <text:list>
            <text:list-item>
              <text:p text:style-name="P52">ANY<text:tab/>- anything goes, expect an END tag.</text:p>
            </text:list-item>
            <text:list-item>
              <text:p text:style-name="P52">EMPTY-TAG - no content, and no END-tag is coming</text:p>
            </text:list-item>
            <text:list-item>
              <text:p text:style-name="P52">EMPTY - no content, expect the END-tag as the next token</text:p>
            </text:list-item>
            <text:list-item>
              <text:p text:style-name="P52">PCDATA - expect character data only, and no children elements</text:p>
            </text:list-item>
            <text:list-item>
              <text:p text:style-name="P52">MIXED</text:p>
            </text:list-item>
            <text:list-item>
              <text:p text:style-name="P52">ELEM-CONTENT</text:p>
            </text:list-item>
          </text:list>
        </text:list-item>
        <text:list-item>
          <text:p text:style-name="P52">URI-SYMB</text:p>
          <text:p text:style-name="P52">A symbol representing a namespace URI -- or other symbol chosen by the user to represent URI. In the former case, URI-SYMB is created by %-quoting of bad URI characters and converting the resulting string into a symbol.</text:p>
        </text:list-item>
        <text:list-item>
          <text:p text:style-name="P52">NAMESPACES</text:p>
          <text:p text:style-name="P52">A list representing namespaces in effect. An element of the list has one of the following forms:</text:p>
          <text:list>
            <text:list-item>
              <text:p text:style-name="P52">(PREFIX URI-SYMB . URI-SYMB) or (PREFIX USER-PREFIX . URI-SYMB)</text:p>
              <text:p text:style-name="P52">USER-PREFIX is a symbol chosen by the user to represent the URI.</text:p>
            </text:list-item>
            <text:list-item>
              <text:p text:style-name="P52">(#f USER-PREFIX . URI-SYMB)</text:p>
              <text:p text:style-name="P52">Specification of the user-chosen prefix and a URI-SYMBOL.</text:p>
            </text:list-item>
            <text:list-item>
              <text:p text:style-name="P52">(*DEFAULT* USER-PREFIX . URI-SYMB)</text:p>
              <text:p text:style-name="P52">Declaration of the default namespace</text:p>
            </text:list-item>
            <text:list-item>
              <text:p text:style-name="P52">(*DEFAULT* #f . #f)</text:p>
              <text:p text:style-name="P52">Un-declaration of the default namespace. This notation represents overriding of the previous declaration</text:p>
            </text:list-item>
          </text:list>
          <text:p text:style-name="P52">A NAMESPACES list may contain several elements for the same PREFIX. The one closest to the beginning of the list takes effect.</text:p>
        </text:list-item>
        <text:list-item>
          <text:p text:style-name="P52">ATTLIST</text:p>
          <text:p text:style-name="P52">An ordered collection of (NAME . VALUE) pairs, where NAME is a RES-NAME or an UNRES-NAME. The collection is an ADT</text:p>
        </text:list-item>
        <text:list-item>
          <text:p text:style-name="P52">STR-HANDLER</text:p>
          <text:p text:style-name="P52">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52">ENTITIES</text:p>
          <text:p text:style-name="P52">An assoc list of pairs:</text:p>
          <text:list>
            <text:list-header>
              <text:p text:style-name="P52">(named-entity-name . named-entity-body)</text:p>
            </text:list-header>
          </text:list>
          <text:p text:style-name="P52">where named-entity-name is a symbol under which the entity was declared, named-entity-<text:soft-page-break/>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52">XML-TOKEN -- a record</text:p>
          <text:p text:style-name="P52">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52">kind -- a TAG-KIND</text:p>
            </text:list-item>
            <text:list-item>
              <text:p text:style-name="P52">head -- an UNRES-NAME. For xml-tokens of kinds 'COMMENT and 'CDSECT, the <text:tab/>head is #f</text:p>
            </text:list-item>
          </text:list>
          <text:p text:style-name="P52">For example,</text:p>
          <text:list text:continue-numbering="true">
            <text:list-header>
              <text:p text:style-name="P52">&lt;P&gt; <text:s/>=&gt; kind='START, head='P</text:p>
              <text:p text:style-name="P52">&lt;/P&gt; =&gt; kind='END, head='P</text:p>
              <text:p text:style-name="P52">&lt;BR/&gt; =&gt; kind='EMPTY-EL, head='BR</text:p>
              <text:p text:style-name="P52">&lt;!DOCTYPE OMF ...&gt; =&gt; kind='DECL, head='DOCTYPE</text:p>
              <text:p text:style-name="P52">&lt;?xml version="1.0"?&gt; =&gt; kind='PI, head='xml</text:p>
              <text:p text:style-name="P52">&amp;my-ent; =&gt; kind = 'ENTITY-REF, head='my-ent</text:p>
            </text:list-header>
          </text:list>
          <text:p text:style-name="P52">Character references are not represented by xml-tokens as these references are transparently resolved into the corresponding characters.</text:p>
        </text:list-item>
        <text:list-item>
          <text:p text:style-name="P52">XML-DECL -- a record</text:p>
          <text:p text:style-name="P52">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52">elems: an (assoc) list of decl-elem or #f. The latter instructs the parser to do no <text:tab/>validation of elements and attributes.</text:p>
            </text:list-item>
            <text:list-item>
              <text:p text:style-name="P52">decl-elem: declaration of one element:</text:p>
              <text:p text:style-name="P52">(elem-name elem-content decl-attrs)</text:p>
              <text:p text:style-name="P52">elem-name is an UNRES-NAME for the element.</text:p>
              <text:p text:style-name="P52">elem-content is an ELEM-CONTENT-MODEL. </text:p>
              <text:p text:style-name="P52">decl-attrs is an ATTLIST, of (ATTR-NAME . VALUE) associations</text:p>
              <text:p text:style-name="P52">!!!This element can declare a user procedure to handle parsing of an element (e.g., to do a custom validation, or to build a hash of IDs as they're encountered).</text:p>
            </text:list-item>
            <text:list-item>
              <text:p text:style-name="P52">decl-attr: an element of an ATTLIST, declaration of one attribute</text:p>
              <text:p text:style-name="P52">(attr-name content-type use-type default-value)</text:p>
              <text:p text:style-name="P52">attr-name is an UNRES-NAME for the declared attribute.</text:p>
              <text:p text:style-name="P52">content-type is a symbol: CDATA, NMTOKEN, NMTOKENS, ... or a list of strings for the enumerated type.</text:p>
              <text:p text:style-name="P52"><text:soft-page-break/>use-type is a symbol: REQUIRED, IMPLIED, FIXED.</text:p>
              <text:p text:style-name="P52">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2"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oft-page-break/><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29469069" text:style-name="L22">
        <text:list-item>
          <text:p text:style-name="P77">PI-token</text:p>
          <text:p text:style-name="P77">only PI-target is read. To finish the Processing Instruction and disregard it, call ssax:skip-pi. ssax:read-attributes may be useful as well (for PIs whose content is attribute-value pairs)</text:p>
        </text:list-item>
        <text:list-item>
          <text:p text:style-name="P77">END-token</text:p>
          <text:p text:style-name="P77">The end tag is read completely; the current position is right after the terminating #\&gt; character.</text:p>
        </text:list-item>
        <text:list-item>
          <text:p text:style-name="P77">COMMENT</text:p>
          <text:p text:style-name="P77">is read and skipped completely. The current position is right after "--&gt;" that terminates the comment.</text:p>
        </text:list-item>
        <text:list-item>
          <text:p text:style-name="P77">CDSECT</text:p>
          <text:p text:style-name="P77">The current position is right after "&lt;!CDATA[". Use <text:span text:style-name="T16">ssax:read-cdata-body</text:span> to read the rest.</text:p>
        </text:list-item>
        <text:list-item>
          <text:p text:style-name="P77">DECL</text:p>
          <text:p text:style-name="P77">We have read the keyword (the one that follows "&lt;!") identifying this declaration markup. The current position is after the keyword (usually a whitespace character)</text:p>
        </text:list-item>
        <text:list-item>
          <text:p text:style-name="P77">START-token</text:p>
          <text:p text:style-name="P77">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oft-page-break/><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29478781" text:style-name="L23">
        <text:list-item>
          <text:p text:style-name="P78"><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78"><text:span text:style-name="Category"><text:span text:style-name="T27">"]]&gt;" combination is the end of the CDATA section.</text:span></text:span></text:p>
        </text:list-item>
        <text:list-item>
          <text:p text:style-name="P78"><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oft-page-break/><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29472992" text:style-name="L24">
        <text:list-item>
          <text:p text:style-name="P79"><text:span text:style-name="Category"><text:span text:style-name="T27">a character reference is processed by appending the referenced character to the attribute value </text:span></text:span></text:p>
        </text:list-item>
        <text:list-item>
          <text:p text:style-name="P79"><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79"><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79"><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oft-page-break/><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29481498" text:style-name="L25">
        <text:list-item>
          <text:p text:style-name="P80"><text:span text:style-name="Category"><text:span text:style-name="T27">ELEM-GI: a RES-NAME.</text:span></text:span></text:p>
        </text:list-item>
        <text:list-item>
          <text:p text:style-name="P80"><text:span text:style-name="Category"><text:span text:style-name="T27">ATTRIBUTES: element's attributes, an ATTLIST of (RES-NAME . STRING) pairs. The list does NOT include xmlns attributes.</text:span></text:span></text:p>
        </text:list-item>
        <text:list-item>
          <text:p text:style-name="P80"><text:span text:style-name="Category"><text:span text:style-name="T27">NAMESPACES: the input list of namespaces amended with namespace (re-)declarations contained within the start-tag under parsing</text:span></text:span></text:p>
        </text:list-item>
        <text:list-item>
          <text:p text:style-name="P80"><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text:span></text:span><text:soft-page-break/><text:span text:style-name="Category"><text:span text:style-name="T27">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29479284" text:style-name="L26">
        <text:list-item>
          <text:p text:style-name="P81"><text:span text:style-name="Category"><text:span text:style-name="T27">an xml-token describing a START tag or an END-tag; For a start token, the caller has to finish reading it.</text:span></text:span></text:p>
        </text:list-item>
        <text:list-item>
          <text:p text:style-name="P81"><text:span text:style-name="Category"><text:span text:style-name="T27">an xml-token describing the beginning of a PI. It's up to an application to read or skip through the rest of this PI;</text:span></text:span></text:p>
        </text:list-item>
        <text:list-item>
          <text:p text:style-name="P81"><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text:span></text:span><text:soft-page-break/><text:span text:style-name="Category"><text:span text:style-name="T27">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29475013" text:style-name="L27">
        <text:list-item>
          <text:p text:style-name="P82"><text:span text:style-name="Category"><text:span text:style-name="T27">my-new-level-seed </text:span></text:span></text:p>
          <text:p text:style-name="P82"><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82"><text:span text:style-name="Category"><text:span text:style-name="T27">my-finish-element</text:span></text:span></text:p>
          <text:p text:style-name="P82"><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82"><text:soft-page-break/><text:span text:style-name="Category"><text:span text:style-name="T27">my-char-data-handler</text:span></text:span></text:p>
          <text:p text:style-name="P82"><text:span text:style-name="Category"><text:span text:style-name="T27">A STR-HANDLER</text:span></text:span></text:p>
        </text:list-item>
        <text:list-item>
          <text:p text:style-name="P82"><text:span text:style-name="Category"><text:span text:style-name="T27">my-pi-handlers </text:span></text:span></text:p>
          <text:p text:style-name="P82"><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29458289" text:style-name="L28">
        <text:list-item>
          <text:p text:style-name="P83"><text:span text:style-name="Category"><text:span text:style-name="T27">tag: DOCTYPE</text:span></text:span></text:p>
          <text:list>
            <text:list-item>
              <text:p text:style-name="P83"><text:span text:style-name="Category"><text:span text:style-name="T27">handler-procedure: PORT DOCNAME SYSTEMID INTERNAL-SUBSET? SEED</text:span></text:span></text:p>
              <text:p text:style-name="P83"><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83"><text:span text:style-name="Category"><text:span text:style-name="T27">The handler-procedure must generate four values:</text:span></text:span></text:p>
              <text:p text:style-name="P83"><text:span text:style-name="Category"><text:span text:style-name="T27"><text:tab/>ELEMS ENTITIES NAMESPACES SEED</text:span></text:span></text:p>
              <text:p text:style-name="P83"><text:span text:style-name="Category"><text:span text:style-name="T27">See xml-decl::elems for ELEMS. It may be #f to switch off the validation.</text:span></text:span></text:p>
              <text:p text:style-name="P83"><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83"><text:span text:style-name="Category"><text:span text:style-name="T27">tag: UNDECL-ROOT</text:span></text:span></text:p>
          <text:list>
            <text:list-item>
              <text:p text:style-name="P83"><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contains _no_ DOCTYPE declaration.</text:span></text:span></text:p>
              <text:p text:style-name="P83"><text:span text:style-name="Category"><text:span text:style-name="T27">The handler-procedure, as a DOCTYPE handler procedure above, must generate four values:</text:span></text:span></text:p>
              <text:p text:style-name="P83"><text:span text:style-name="Category"><text:span text:style-name="T27"><text:tab/>ELEMS ENTITIES NAMESPACES SEED</text:span></text:span></text:p>
              <text:p text:style-name="P83"><text:span text:style-name="Category"><text:span text:style-name="T27">The default handler-procedure returns (values #f '() '() seed)</text:span></text:span></text:p>
            </text:list-item>
          </text:list>
        </text:list-item>
        <text:list-item>
          <text:p text:style-name="P83"><text:span text:style-name="Category"><text:span text:style-name="T27">tag: DECL-ROOT</text:span></text:span></text:p>
          <text:list>
            <text:list-item>
              <text:p text:style-name="P83"><text:soft-page-break/><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83"><text:span text:style-name="Category"><text:span text:style-name="T27">tag: NEW-LEVEL-SEED</text:span></text:span></text:p>
          <text:list>
            <text:list-item>
              <text:p text:style-name="P83"><text:span text:style-name="Category"><text:span text:style-name="T27">handler-procedure: see ssax:make-elem-parser, my-new-level-seed</text:span></text:span></text:p>
            </text:list-item>
          </text:list>
        </text:list-item>
        <text:list-item>
          <text:p text:style-name="P83"><text:span text:style-name="Category"><text:span text:style-name="T27">tag: FINISH-ELEMENT</text:span></text:span></text:p>
          <text:list>
            <text:list-item>
              <text:p text:style-name="P83"><text:span text:style-name="Category"><text:span text:style-name="T27">handler-procedure: see ssax:make-elem-parser, my-finish-element</text:span></text:span></text:p>
            </text:list-item>
          </text:list>
        </text:list-item>
        <text:list-item>
          <text:p text:style-name="P83"><text:span text:style-name="Category"><text:span text:style-name="T27">tag: CHAR-DATA-HANDLER</text:span></text:span></text:p>
          <text:list>
            <text:list-item>
              <text:p text:style-name="P83"><text:span text:style-name="Category"><text:span text:style-name="T27">handler-procedure: see ssax:make-elem-parser, my-char-data-handler</text:span></text:span></text:p>
            </text:list-item>
          </text:list>
        </text:list-item>
        <text:list-item>
          <text:p text:style-name="P83"><text:span text:style-name="Category"><text:span text:style-name="T27">tag: PI</text:span></text:span></text:p>
          <text:list>
            <text:list-item>
              <text:p text:style-name="P83"><text:span text:style-name="Category"><text:span text:style-name="T27">handler-procedure: see ssax:make-pi-parser</text:span></text:span></text:p>
              <text:p text:style-name="P83"><text:span text:style-name="Category"><text:span text:style-name="T27">The default value is '()</text:span></text:span></text:p>
              <text:p text:style-name="P83"><text:span text:style-name="Category"><text:span text:style-name="T27">The generated parser is a</text:span></text:span></text:p>
              <text:p text:style-name="P83"><text:span text:style-name="Category"><text:span text:style-name="T27"><text:tab/>procedure PORT SEED</text:span></text:span></text:p>
              <text:p text:style-name="P83"><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oft-page-break/><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53"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26T15:42:07.10</dc:date>
    <meta:editing-duration>P2DT19H4M36S</meta:editing-duration>
    <meta:editing-cycles>499</meta:editing-cycles>
    <meta:generator>LibreOffice/3.3$Win32 LibreOffice_project/330m19$Build-401</meta:generator>
    <meta:document-statistic meta:table-count="3" meta:image-count="0" meta:object-count="16" meta:page-count="108" meta:paragraph-count="2999" meta:word-count="39488" meta:character-count="258511"/>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z2</mi>
        <mi>log</mi>
        <mi mathvariant="italic">z1</mi>
      </mrow>
    </msup>
    <annotation encoding="StarMath 5.0">e^{z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